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d7b1d" officeooo:paragraph-rsid="000d7b1d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d7b1d" officeooo:paragraph-rsid="000d7b1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d7b1d" officeooo:paragraph-rsid="0011618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e96d2" officeooo:paragraph-rsid="000e96d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1407f" officeooo:paragraph-rsid="0011407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16185" officeooo:paragraph-rsid="00116185" style:font-size-asian="10.5pt" style:font-size-complex="12pt"/>
    </style:style>
    <style:style style:name="T1" style:family="text">
      <style:text-properties officeooo:rsid="000e96d2"/>
    </style:style>
    <style:style style:name="T2" style:family="text">
      <style:text-properties officeooo:rsid="001085f9"/>
    </style:style>
    <style:style style:name="T3" style:family="text">
      <style:text-properties officeooo:rsid="00116185"/>
    </style:style>
    <style:style style:name="T4" style:family="text">
      <style:text-properties officeooo:rsid="0011b3ea"/>
    </style:style>
    <style:style style:name="T5" style:family="text">
      <style:text-properties officeooo:rsid="00137205"/>
    </style:style>
    <style:style style:name="T6" style:family="text">
      <style:text-properties officeooo:rsid="0015d806"/>
    </style:style>
    <style:style style:name="T7" style:family="text">
      <style:text-properties officeooo:rsid="0016c4fc"/>
    </style:style>
    <style:style style:name="T8" style:family="text">
      <style:text-properties fo:font-style="italic" officeooo:rsid="0016c4fc" style:font-style-asian="italic" style:font-style-complex="italic"/>
    </style:style>
    <style:style style:name="T9" style:family="text">
      <style:text-properties fo:font-style="italic" officeooo:rsid="001a30c1" style:font-style-asian="italic" style:font-style-complex="italic"/>
    </style:style>
    <style:style style:name="T10" style:family="text">
      <style:text-properties fo:font-style="normal" officeooo:rsid="0016c4fc" style:font-style-asian="normal" style:font-style-complex="normal"/>
    </style:style>
    <style:style style:name="T11" style:family="text">
      <style:text-properties fo:font-style="normal" officeooo:rsid="001a30c1" style:font-style-asian="normal" style:font-style-complex="normal"/>
    </style:style>
    <style:style style:name="T12" style:family="text">
      <style:text-properties officeooo:rsid="001878cc"/>
    </style:style>
    <style:style style:name="T13" style:family="text">
      <style:text-properties officeooo:rsid="001a3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onardo Vinicius Salas Sell</text:p>
      <text:p text:style-name="P2">Arthur José Budal <text:span text:style-name="T6">da Silva</text:span></text:p>
      <text:p text:style-name="P2"/>
      <text:p text:style-name="P1">Relatório PIM </text:p>
      <text:p text:style-name="P1">Atividade 1</text:p>
      <text:p text:style-name="P2"/>
      <text:p text:style-name="P6">a. <text:span text:style-name="T7">A questão a pedia para que fosse criada a imagem preto e branco em pseudocores para a coloração das diferentes regiões de cinza. Primeiramente, importamos duas imagens: a imagem </text:span><text:span text:style-name="T8">mapa.png</text:span><text:span text:style-name="T7">, que é o mapa do Brasil apenas dividido com as fronteiras, sem nenhuma coloração, que é a imagem que iremos colorir, e a imagem </text:span><text:span text:style-name="T8">taxaPerCapitaRouboCarros.png</text:span><text:span text:style-name="T7">, que é a imagem utilizada como máscara sobre o </text:span><text:span text:style-name="T8">mapa.png </text:span><text:span text:style-name="T7">para fazer a coloração. Após verificar que as dimensões das imagens são iguais, a imagem resultado</text:span><text:span text:style-name="T8"> result_images </text:span><text:span text:style-name="T10">é</text:span><text:span text:style-name="T7"> gerada com três canais RGB, identificamos os diferentes valores de tonalidades de cinza em </text:span><text:span text:style-name="T8">unique_values</text:span><text:span text:style-name="T7">, e mapeamos uma cor aleatória para cada valor único. Por fim, aplicamos as diferentes cores para as tonalidades de cinza </text:span><text:span text:style-name="T12">baseadas na máscara criada e diferentes cores mapeadas, colorindo a mapa e gerando a imagem com as diferentes regiões coloridas.</text:span></text:p>
      <text:p text:style-name="P2"/>
      <text:p text:style-name="P2">b. <text:span text:style-name="T13">A questão b pedia para que se considerasse o mapa </text:span><text:span text:style-name="T9">taxaPerCapitaRouboCarros.png</text:span><text:span text:style-name="T11"> como um mapeamento em escala de cinza para uma taxa linear de 0 a 300 roubos de carros per capita, e que uma função fosse implementada para que as regiões acima de um limiar especificado fossem coloridas com vermelho. O começo é semelhante a da questão anterior: importamos a imagem </text:span><text:span text:style-name="T9">mapa.png</text:span><text:span text:style-name="T11"> para ser colorida e a </text:span><text:span text:style-name="T9">taxaPerCapitaRouboCarros.png</text:span><text:span text:style-name="T11"> para ser a nossa máscara.</text:span></text:p>
      <text:p text:style-name="P2"/>
      <text:p text:style-name="P3">c.</text:p>
      <text:p text:style-name="P3"><text:tab/>A questão c pedia para se aplicar métodos de equalização local e global nas Imagens de Xadrez e xadrez_lowCont ambas no formato png. <text:span text:style-name="T1">Foram feitas funções para auxiliar na aplicação e comparação entre os métodos de equalização global e local. Começamos lendo a imagem e calculando seu histograma original, juntamente com a sua soma cumulativa e sua soma cumulativa normalizada, então mostramos o gráfico com essas informações, após isso realizamos a equalização global usando a função da biblioteca openCV, equalizeHist, essa função recebe um histograma e o equaliza globalmente. Apos isso calculamos o histograma novo após a equalização e sua soma cumulativa e a normali</text:span><text:span text:style-name="T2">z</text:span><text:span text:style-name="T1">ada, mostramos o gráfico com essas informações e mostramos a imagem resultado, após a equalização global.</text:span></text:p>
      <text:p text:style-name="P4">O mesmo processo ocorre com equalização local, usamos o método CLAHE do openCV, <text:span text:style-name="T2">esse método equaliza usando uma janela de tamanho nXm, similar a equalização local discutida em sala, configuramos a janela para ter o tamanho 3X3 e aplicamos essa equalização na imagem original, calculamos a soma cumulativa e sua normalização, mostramos o gráfico e sua imagem após a equalização.</text:span></text:p>
      <text:p text:style-name="P5">O processo ocorre para as duas imagens, na imagem de baixo contraste, após a equalização global elimina o pouco contraste que possui, porem a equalização local de 3x3 deixa a imagem muito diferente da imagem original, adicionando tons de cinza que não haviam. </text:p>
      <text:p text:style-name="P5">Na imagem de alto contraste a equalização global oferece pouca melhora de contraste, adicionando pontos na imagem original. Na equalização local, observamos uma melhora significativa no contraste e na percepção de detalhes opacos na imagem original.</text:p>
      <text:p text:style-name="P2"/>
      <text:p text:style-name="P2">d.</text:p>
      <text:p text:style-name="P3"><text:tab/><text:span text:style-name="T3">A questão d, pede para que seja implementado o método de equalização matching, <text:s/>esse método usa de uma imagem origem e uma imagem destino e realiza uma </text:span><text:soft-page-break/><text:span text:style-name="T3">equalização que aproxima a imagem origem para a destino. Para isso lemos as 2 imagens, escolhemos as fourier 1 e 2 da pasta de imagens do professor. Buscamos os valores da imagem origem, seus índices únicos e quantos índices únicos temos, </text:span><text:span text:style-name="T4">fazemos isso para o destino tambem e então calculamos as somas cumulativas e suas formas normais de cada um, usamos isso para fazer o match de valores da origem para o destino usando a função interp da biblioteca do numpy, essa função faz a interpolação entre os arrays passados para ela, calculamos a interpolação do array de soma cumulativa do array origem ao longo do array de soma cumulativa do destino que levam aos valores originais da imagem destino, </text:span><text:span text:style-name="T5">esse calculo nos da um histograma resultado do matching,</text:span><text:span text:style-name="T4"> </text:span><text:span text:style-name="T5">após isso mostramos o histograma final juntamente com os histogramas de imagem origem e destino.</text:span></text:p>
      <text:p text:style-name="P2"/>
      <text:p text:style-name="P2">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15:07.465798387</meta:creation-date>
    <dc:date>2023-10-08T15:03:07.007721528</dc:date>
    <meta:editing-duration>PT1H20M1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14" meta:word-count="659" meta:character-count="4073" meta:non-whitespace-character-count="3423"/>
  </office:meta>
</office:document-meta>
</file>